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ed" svg:font-family="'Noto Sans Med'" style:font-family-generic="swiss" style:font-pitch="variable"/>
    <style:font-face style:name="Noto Sans Med1" svg:font-family="'Noto Sans Med'" style:font-adornments="Regular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adornments="Regular" style:font-family-generic="swiss" style:font-pitch="variable"/>
    <style:font-face style:name="TakaoPGothic1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be33d" draw:opacity="100%" draw:textarea-horizontal-align="justify" draw:textarea-vertical-align="middle" draw:auto-grow-height="false" fo:min-height="1.504cm" fo:min-width="4.254cm" fo:padding-top="0.175cm" fo:padding-bottom="0.175cm" fo:padding-left="0.3cm" fo:padding-right="0.3cm" draw:shadow-opacity="100%"/>
    </style:style>
    <style:style style:name="gr2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46cm" fo:min-width="6.196cm" fo:padding-top="0.16cm" fo:padding-bottom="0.16cm" fo:padding-left="0.285cm" fo:padding-right="0.285cm" draw:shadow-opacity="100%"/>
    </style:style>
    <style:style style:name="gr3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504cm" fo:min-width="3.254cm" fo:padding-top="0.175cm" fo:padding-bottom="0.175cm" fo:padding-left="0.3cm" fo:padding-right="0.3cm" draw:shadow-opacity="100%"/>
    </style:style>
    <style:style style:name="gr4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46cm" fo:min-width="6.196cm" fo:padding-top="0.16cm" fo:padding-bottom="0.16cm" fo:padding-left="0.285cm" fo:padding-right="0.285cm" draw:shadow-opacity="100%"/>
    </style:style>
    <style:style style:name="gr5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504cm" fo:min-width="4.254cm" fo:padding-top="0.175cm" fo:padding-bottom="0.175cm" fo:padding-left="0.3cm" fo:padding-right="0.3cm" draw:shadow-opacity="100%"/>
    </style:style>
    <style:style style:name="gr6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padding-bottom="0cm" fo:padding-right="0cm"/>
    </style:style>
    <style:style style:name="gr8" style:family="graphic" style:parent-style-name="standard">
      <style:graphic-properties svg:stroke-width="0.02cm" svg:stroke-color="#3465a4" draw:marker-start-width="0.275cm" draw:marker-end-width="0.275cm" draw:fill-color="#729fcf" draw:opacity="100%" draw:textarea-horizontal-align="justify" draw:textarea-vertical-align="middle" draw:auto-grow-height="false" fo:min-height="0.787cm" fo:min-width="1.981cm" fo:padding-top="0.135cm" fo:padding-bottom="0.135cm" fo:padding-left="0.26cm" fo:padding-right="0.26cm" draw:shadow-opacity="100%"/>
    </style:style>
    <style:style style:name="gr9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504cm" fo:min-width="3.254cm" fo:padding-top="0.175cm" fo:padding-bottom="0.175cm" fo:padding-left="0.3cm" fo:padding-right="0.3cm" draw:shadow-opacity="100%"/>
    </style:style>
    <style:style style:name="gr10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be33d" draw:opacity="100%" draw:textarea-horizontal-align="justify" draw:textarea-vertical-align="middle" draw:auto-grow-height="false" fo:min-height="1.504cm" fo:min-width="4.254cm" fo:padding-top="0.175cm" fo:padding-bottom="0.175cm" fo:padding-left="0.3cm" fo:padding-right="0.3cm" draw:shadow-opacity="100%"/>
    </style:style>
    <style:style style:name="gr11" style:family="graphic" style:parent-style-name="standard">
      <style:graphic-properties svg:stroke-width="0.02cm" svg:stroke-color="#3465a4" draw:marker-start-width="0.275cm" draw:marker-end-width="0.275cm" draw:opacity="100%" draw:textarea-horizontal-align="justify" draw:textarea-vertical-align="middle" draw:auto-grow-height="false" fo:min-height="0.787cm" fo:min-width="1.981cm" fo:padding-top="0.135cm" fo:padding-bottom="0.135cm" fo:padding-left="0.26cm" fo:padding-right="0.26cm" draw:shadow-opacity="100%"/>
    </style:style>
    <style:style style:name="gr12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46cm" fo:min-width="6.196cm" fo:padding-top="0.16cm" fo:padding-bottom="0.16cm" fo:padding-left="0.285cm" fo:padding-right="0.285cm" draw:shadow-opacity="100%"/>
    </style:style>
    <style:style style:name="gr13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f819e" draw:opacity="100%" draw:textarea-horizontal-align="justify" draw:textarea-vertical-align="middle" draw:auto-grow-height="false" fo:min-height="1.504cm" fo:min-width="3.254cm" fo:padding-top="0.175cm" fo:padding-bottom="0.175cm" fo:padding-left="0.3cm" fo:padding-right="0.3cm" draw:shadow-opacity="100%"/>
    </style:style>
    <style:style style:name="gr14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972f" draw:opacity="100%" draw:textarea-horizontal-align="justify" draw:textarea-vertical-align="middle" draw:auto-grow-height="false" fo:min-height="1.504cm" fo:min-width="2.254cm" fo:padding-top="0.175cm" fo:padding-bottom="0.175cm" fo:padding-left="0.3cm" fo:padding-right="0.3cm" draw:shadow-opacity="100%"/>
    </style:style>
    <style:style style:name="gr15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81aca6" draw:opacity="100%" draw:textarea-horizontal-align="justify" draw:textarea-vertical-align="middle" draw:auto-grow-height="false" fo:min-height="1.504cm" fo:min-width="2.254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3465a4" draw:fill-color="#d62e4e" draw:textarea-horizontal-align="justify" draw:textarea-vertical-align="middle" draw:auto-grow-height="false" fo:min-height="1.164cm" fo:min-width="1.622cm"/>
    </style:style>
    <style:style style:name="gr17" style:family="graphic" style:parent-style-name="standard">
      <style:graphic-properties draw:stroke="none" svg:stroke-color="#000000" draw:fill="none" draw:fill-color="#ffffff" fo:padding-top="0.5cm" fo:padding-bottom="0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fo:padding-top="0.05cm" fo:padding-bottom="0cm" fo:padding-right="0cm"/>
    </style:style>
    <style:style style:name="gr19" style:family="graphic" style:parent-style-name="standard">
      <style:graphic-properties draw:stroke="none" svg:stroke-color="#000000" draw:fill="solid" draw:fill-color="#000000" draw:textarea-horizontal-align="center" fo:padding-top="0.08cm" fo:padding-bottom="0.08cm" fo:padding-left="0.2cm" fo:padding-right="0.2cm"/>
    </style:style>
    <style:style style:name="gr20" style:family="graphic" style:parent-style-name="standard">
      <style:graphic-properties svg:stroke-width="0.07cm" svg:stroke-color="#000000" draw:marker-start="Arrow" draw:marker-start-width="0.3cm" draw:marker-end="Arrow" draw:marker-end-width="0.3cm" draw:textarea-vertical-align="middle" fo:padding-top="0.16cm" fo:padding-bottom="0.16cm" fo:padding-left="0.285cm" fo:padding-right="0.285cm"/>
    </style:style>
    <style:style style:name="gr21" style:family="graphic" style:parent-style-name="standard">
      <style:graphic-properties draw:stroke="none" svg:stroke-color="#000000" draw:fill="none" draw:fill-color="#ffffff" fo:padding-top="0.05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bbe33d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3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4" style:family="paragraph">
      <loext:graphic-properties draw:fill="solid" draw:fill-color="#ff3838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5" style:family="paragraph">
      <loext:graphic-properties draw:fill="none"/>
      <style:paragraph-properties fo:text-align="center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6" style:family="paragraph">
      <loext:graphic-properties draw:fill="none" draw:fill-color="#ffffff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7" style:family="paragraph">
      <loext:graphic-properties draw:fill-color="#729fcf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8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9" style:family="paragraph">
      <loext:graphic-properties draw:fill="solid" draw:fill-color="#bf819e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0" style:family="paragraph">
      <loext:graphic-properties draw:fill="solid" draw:fill-color="#ff972f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1" style:family="paragraph">
      <loext:graphic-properties draw:fill="solid" draw:fill-color="#81aca6" draw:opacity="100%"/>
      <style:paragraph-properties fo:margin-left="0cm" fo:margin-right="0cm" fo:margin-top="0cm" fo:margin-bottom="0cm" fo:line-height="100%" fo:text-align="center" fo:text-indent="0cm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-color="#d62e4e"/>
      <style:paragraph-properties fo:text-align="center"/>
      <style:text-properties style:font-name="Noto Sans Med1" fo:font-size="16pt" fo:font-style="normal" fo:font-weight="normal" style:font-size-asian="18pt" style:font-size-complex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666666" style:font-name="Noto Sans Med1" fo:font-size="14pt" fo:font-style="normal" fo:font-weight="normal" style:font-name-asian="Noto Sans Medium1" style:font-size-asian="14pt" style:font-style-asian="normal" style:font-weight-asian="normal" style:font-size-complex="18pt"/>
    </style:style>
    <style:style style:name="P16" style:family="paragraph">
      <loext:graphic-properties draw:fill="solid" draw:fill-color="#000000"/>
      <style:text-properties fo:color="#ffffff" style:font-name="Noto Sans Med1" fo:font-size="16pt" fo:font-style="normal" fo:font-weight="normal" style:font-weight-asian="normal" style:font-size-complex="18pt"/>
    </style:style>
    <style:style style:name="P17" style:family="paragraph">
      <style:paragraph-properties fo:text-align="center"/>
      <style:text-properties style:font-name="Noto Sans Med1" fo:font-size="16pt" fo:font-style="normal" fo:font-weight="normal"/>
    </style:style>
    <style:style style:name="P18" style:family="paragraph">
      <loext:graphic-properties draw:fill="none" draw:fill-color="#ffffff"/>
      <style:paragraph-properties fo:text-align="center"/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1" style:family="text">
      <style:text-properties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2" style:family="text">
      <style:text-properties style:use-window-font-color="true"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3" style:family="text">
      <style:text-properties style:font-name="Noto Sans Med1" fo:font-size="16pt" fo:font-style="normal" fo:font-weight="normal" style:font-size-asian="18pt" style:font-size-complex="18pt"/>
    </style:style>
    <style:style style:name="T4" style:family="text">
      <style:text-properties fo:color="#666666" style:font-name="Noto Sans Med1" fo:font-size="14pt" fo:font-style="normal" fo:font-weight="normal" style:font-name-asian="Noto Sans Medium1" style:font-size-asian="14pt" style:font-style-asian="normal" style:font-weight-asian="normal" style:font-size-complex="18pt"/>
    </style:style>
    <style:style style:name="T5" style:family="text">
      <style:text-properties fo:color="#ffffff" style:font-name="Noto Sans Med1" fo:font-size="16pt" fo:font-style="normal" fo:font-weight="normal" style:font-name-asian="Noto Sans Medium1" style:font-size-asian="16pt" style:font-style-asian="normal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2.001cm" svg:y="3.501cm">
          <text:p text:style-name="P1"><text:span text:style-name="T1">User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6cm" svg:x="1cm" svg:y="2cm">
          <text:p text:style-name="P1"><text:span text:style-name="T1">Operating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cm" svg:height="2cm" svg:x="3cm" svg:y="5.5cm">
          <text:p text:style-name="P1"><text:span text:style-name="T2">SQL DB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6cm" svg:x="1.5cm" svg:y="11cm">
          <text:p text:style-name="P1"><text:span text:style-name="T1">Operating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cm" svg:height="2cm" svg:x="2.5cm" svg:y="12.5cm">
          <text:p text:style-name="P1"><text:span text:style-name="T2">SQL Database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6" draw:text-style-name="P5" draw:layer="layout" svg:width="2.999cm" svg:height="0.499cm" draw:transform="rotate (-1.5707963267949) translate (5cm 8cm)" svg:viewBox="0 0 3000 500" svg:d="M0 500c500 0 500-500 1000-500s500 500 1000 500 500-500 1000-500">
            <text:p/>
          </draw:path>
          <draw:frame draw:style-name="gr7" draw:text-style-name="P6" draw:layer="layout" svg:width="2.7cm" svg:height="1cm" svg:x="5cm" svg:y="9cm">
            <draw:text-box>
              <text:p><text:span text:style-name="T1">Network</text:span></text:p>
            </draw:text-box>
          </draw:frame>
        </draw:g>
        <draw:custom-shape draw:style-name="gr8" draw:text-style-name="P7" draw:layer="layout" svg:width="2.5cm" svg:height="2cm" svg:x="16.5cm" svg:y="12.5cm">
          <text:p text:style-name="P1"><text:span text:style-name="T1">Fil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4cm" svg:height="2cm" svg:x="15cm" svg:y="10cm">
          <text:p text:style-name="P1"><text:span text:style-name="T2">SQL DB Stu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cm" svg:height="2cm" svg:x="14cm" svg:y="7.5cm">
          <text:p text:style-name="P1"><text:span text:style-name="T1">User Ap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cm" svg:height="2cm" svg:x="4cm" svg:y="14.7cm">
          <text:p text:style-name="P1"><text:span text:style-name="T1">DB Fil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3" draw:layer="layout" svg:width="7cm" svg:height="6cm" svg:x="12cm" svg:y="1cm">
          <text:p text:style-name="P1"><text:span text:style-name="T1">Operating Systems</text:span></text:p>
          <text:p text:style-name="P1"><text:span text:style-name="T1">0.4cm corner radius.</text:span></text:p>
          <text:p text:style-name="P1"><text:span text:style-name="T1"/></text:p>
          <text:p text:style-name="P1"><text:span text:style-name="T1">Non-bordered boxes have 0.25cm corners.</text:span></text:p>
          <text:p text:style-name="P1"><text:span text:style-name="T1"/></text:p>
          <text:p text:style-name="P1"><text:span text:style-name="T1">Lines are 0.07cm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4cm" svg:height="2cm" svg:x="12cm" svg:y="12.6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2cm" svg:x="11.5cm" svg:y="10cm">
          <text:p text:style-name="P1"><text:span text:style-name="T1">Btree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2cm" svg:x="10.5cm" svg:y="7.5cm">
          <text:p text:style-name="P1"><text:span text:style-name="T1">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3cm" svg:height="2cm" svg:x="16cm" svg:y="15cm">
          <text:p text:style-name="P12"><text:span text:style-name="T3">Misc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6.5cm" svg:height="1.4cm" svg:x="2cm" svg:y="17cm">
          <draw:text-box>
            <text:p text:style-name="P14"><text:span text:style-name="T4">© 2020 LumoSQL Authors</text:span></text:p>
          </draw:text-box>
        </draw:frame>
        <draw:g>
          <draw:path draw:style-name="gr6" draw:text-style-name="P5" draw:layer="layout" svg:width="2.999cm" svg:height="0.499cm" draw:transform="rotate (-1.5707963267949) translate (11cm 14cm)" svg:viewBox="0 0 3000 500" svg:d="M0 500c500 0 500-500 1000-500s500 500 1000 500 500-500 1000-500">
            <text:p/>
          </draw:path>
          <draw:frame draw:style-name="gr18" draw:text-style-name="P6" draw:layer="layout" svg:width="2.7cm" svg:height="1cm" svg:x="11cm" svg:y="15cm">
            <draw:text-box>
              <text:p><text:span text:style-name="T1">Network</text:span></text:p>
            </draw:text-box>
          </draw:frame>
        </draw:g>
        <draw:frame draw:style-name="gr17" draw:text-style-name="P15" draw:layer="layout" svg:width="6.5cm" svg:height="1.4cm" svg:x="12.5cm" svg:y="17.6cm">
          <draw:text-box>
            <text:p text:style-name="P14"><text:span text:style-name="T4">© 2020 LumoSQL Authors</text:span></text:p>
          </draw:text-box>
        </draw:frame>
        <draw:frame draw:style-name="gr19" draw:text-style-name="P16" draw:layer="layout" svg:width="4cm" svg:height="1cm" svg:x="11.6cm" svg:y="16.5cm">
          <draw:text-box>
            <text:p><text:span text:style-name="T5">$ command</text:span></text:p>
          </draw:text-box>
        </draw:frame>
        <draw:line draw:style-name="gr20" draw:text-style-name="P17" draw:layer="layout" svg:x1="11.5cm" svg:y1="2cm" svg:x2="11.5cm" svg:y2="6cm">
          <text:p/>
        </draw:line>
        <draw:frame draw:style-name="gr21" draw:text-style-name="P18" draw:layer="layout" svg:width="2.4cm" svg:height="1cm" svg:x="10.6cm" svg:y="18cm">
          <draw:text-box>
            <text:p text:style-name="P12"><text:span text:style-name="T1">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ed" svg:font-family="'Noto Sans Med'" style:font-family-generic="swiss" style:font-pitch="variable"/>
    <style:font-face style:name="Noto Sans Med1" svg:font-family="'Noto Sans Med'" style:font-adornments="Regular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adornments="Regular" style:font-family-generic="swiss" style:font-pitch="variable"/>
    <style:font-face style:name="TakaoPGothic1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5:01:11.503764373</meta:creation-date>
    <dc:date>2020-03-13T02:47:37.572587639</dc:date>
    <meta:editing-duration>PT2H39M16S</meta:editing-duration>
    <meta:editing-cycles>37</meta:editing-cycles>
    <meta:generator>LibreOffice/6.1.5.2$Linux_X86_64 LibreOffice_project/10$Build-2</meta:generator>
    <meta:document-statistic meta:object-count="25"/>
  </office:meta>
</office:document-meta>
</file>